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271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ndroid.os.IBinder</text:p>
          </table:table-cell>
          <table:table-cell office:value-type="string" calcext:value-type="string">
            <text:p>IBinder</text:p>
          </table:table-cell>
          <table:table-cell office:value-type="float" office:value="0.999804" calcext:value-type="float">
            <text:p>0.99980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Binder</text:p>
          </table:table-cell>
          <table:table-cell office:value-type="string" calcext:value-type="string">
            <text:p>android.os.IBinder</text:p>
          </table:table-cell>
          <table:table-cell office:value-type="float" office:value="0.999804" calcext:value-type="float">
            <text:p>0.99980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dService</text:p>
          </table:table-cell>
          <table:table-cell office:value-type="string" calcext:value-type="string">
            <text:p>ServiceConnection</text:p>
          </table:table-cell>
          <table:table-cell office:value-type="float" office:value="0.994622" calcext:value-type="float">
            <text:p>0.99462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rviceConnection</text:p>
          </table:table-cell>
          <table:table-cell office:value-type="string" calcext:value-type="string">
            <text:p>bindService</text:p>
          </table:table-cell>
          <table:table-cell office:value-type="float" office:value="0.994622" calcext:value-type="float">
            <text:p>0.99462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erviceConnected</text:p>
          </table:table-cell>
          <table:table-cell office:value-type="string" calcext:value-type="string">
            <text:p>ServiceConnection</text:p>
          </table:table-cell>
          <table:table-cell office:value-type="float" office:value="0.984796" calcext:value-type="float">
            <text:p>0.98479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rviceConnection</text:p>
          </table:table-cell>
          <table:table-cell office:value-type="string" calcext:value-type="string">
            <text:p>onServiceConnected</text:p>
          </table:table-cell>
          <table:table-cell office:value-type="float" office:value="0.984796" calcext:value-type="float">
            <text:p>0.98479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ndService</text:p>
          </table:table-cell>
          <table:table-cell office:value-type="string" calcext:value-type="string">
            <text:p>onServiceConnected</text:p>
          </table:table-cell>
          <table:table-cell office:value-type="float" office:value="0.983198" calcext:value-type="float">
            <text:p>0.98319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nServiceConnected</text:p>
          </table:table-cell>
          <table:table-cell office:value-type="string" calcext:value-type="string">
            <text:p>bindService</text:p>
          </table:table-cell>
          <table:table-cell office:value-type="float" office:value="0.983198" calcext:value-type="float">
            <text:p>0.9831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Binder</text:p>
          </table:table-cell>
          <table:table-cell office:value-type="string" calcext:value-type="string">
            <text:p>Binder</text:p>
          </table:table-cell>
          <table:table-cell office:value-type="float" office:value="0.979548" calcext:value-type="float">
            <text:p>0.9795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IBinder</text:p>
          </table:table-cell>
          <table:table-cell office:value-type="float" office:value="0.979548" calcext:value-type="float">
            <text:p>0.979548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ndroid.os.IBinder</text:p>
          </table:table-cell>
          <table:table-cell office:value-type="string" calcext:value-type="string">
            <text:p>Binder</text:p>
          </table:table-cell>
          <table:table-cell office:value-type="float" office:value="0.979356" calcext:value-type="float">
            <text:p>0.979356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android.os.IBinder</text:p>
          </table:table-cell>
          <table:table-cell office:value-type="float" office:value="0.979356" calcext:value-type="float">
            <text:p>0.979356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ansact</text:p>
          </table:table-cell>
          <table:table-cell office:value-type="string" calcext:value-type="string">
            <text:p>attachInterface</text:p>
          </table:table-cell>
          <table:table-cell office:value-type="float" office:value="0.963364" calcext:value-type="float">
            <text:p>0.96336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ttachInterface</text:p>
          </table:table-cell>
          <table:table-cell office:value-type="string" calcext:value-type="string">
            <text:p>transact</text:p>
          </table:table-cell>
          <table:table-cell office:value-type="float" office:value="0.963364" calcext:value-type="float">
            <text:p>0.9633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eySpec</text:p>
          </table:table-cell>
          <table:table-cell office:value-type="string" calcext:value-type="string">
            <text:p>SecretKey</text:p>
          </table:table-cell>
          <table:table-cell office:value-type="float" office:value="0.959828" calcext:value-type="float">
            <text:p>0.9598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cretKey</text:p>
          </table:table-cell>
          <table:table-cell office:value-type="string" calcext:value-type="string">
            <text:p>KeySpec</text:p>
          </table:table-cell>
          <table:table-cell office:value-type="float" office:value="0.959828" calcext:value-type="float">
            <text:p>0.959828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cretKey</text:p>
          </table:table-cell>
          <table:table-cell office:value-type="string" calcext:value-type="string">
            <text:p>Ljavax.crypto.spec.SecretKeySpec</text:p>
          </table:table-cell>
          <table:table-cell office:value-type="float" office:value="0.94337" calcext:value-type="float">
            <text:p>0.94337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javax.crypto.spec.SecretKeySpec</text:p>
          </table:table-cell>
          <table:table-cell office:value-type="string" calcext:value-type="string">
            <text:p>SecretKey</text:p>
          </table:table-cell>
          <table:table-cell office:value-type="float" office:value="0.94337" calcext:value-type="float">
            <text:p>0.94337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javax.crypto.Cipher</text:p>
          </table:table-cell>
          <table:table-cell office:value-type="string" calcext:value-type="string">
            <text:p>SecretKey</text:p>
          </table:table-cell>
          <table:table-cell office:value-type="float" office:value="0.925488" calcext:value-type="float">
            <text:p>0.925488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cretKey</text:p>
          </table:table-cell>
          <table:table-cell office:value-type="string" calcext:value-type="string">
            <text:p>Ljavax.crypto.Cipher</text:p>
          </table:table-cell>
          <table:table-cell office:value-type="float" office:value="0.925488" calcext:value-type="float">
            <text:p>0.925488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javax.crypto.Cipher</text:p>
          </table:table-cell>
          <table:table-cell office:value-type="string" calcext:value-type="string">
            <text:p>KeySpec</text:p>
          </table:table-cell>
          <table:table-cell office:value-type="float" office:value="0.92142" calcext:value-type="float">
            <text:p>0.9214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eySpec</text:p>
          </table:table-cell>
          <table:table-cell office:value-type="string" calcext:value-type="string">
            <text:p>Ljavax.crypto.Cipher</text:p>
          </table:table-cell>
          <table:table-cell office:value-type="float" office:value="0.92142" calcext:value-type="float">
            <text:p>0.92142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javax.crypto.spec.SecretKeySpec</text:p>
          </table:table-cell>
          <table:table-cell office:value-type="string" calcext:value-type="string">
            <text:p>KeySpec</text:p>
          </table:table-cell>
          <table:table-cell office:value-type="float" office:value="0.919845" calcext:value-type="float">
            <text:p>0.919845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eySpec</text:p>
          </table:table-cell>
          <table:table-cell office:value-type="string" calcext:value-type="string">
            <text:p>Ljavax.crypto.spec.SecretKeySpec</text:p>
          </table:table-cell>
          <table:table-cell office:value-type="float" office:value="0.919845" calcext:value-type="float">
            <text:p>0.919845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transact</text:p>
          </table:table-cell>
          <table:table-cell office:value-type="float" office:value="0.881938" calcext:value-type="float">
            <text:p>0.881938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ransact</text:p>
          </table:table-cell>
          <table:table-cell office:value-type="string" calcext:value-type="string">
            <text:p>android.os.Binder</text:p>
          </table:table-cell>
          <table:table-cell office:value-type="float" office:value="0.881938" calcext:value-type="float">
            <text:p>0.881938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javax.crypto.spec.SecretKeySpec</text:p>
          </table:table-cell>
          <table:table-cell office:value-type="string" calcext:value-type="string">
            <text:p>Ljavax.crypto.Cipher</text:p>
          </table:table-cell>
          <table:table-cell office:value-type="float" office:value="0.880331" calcext:value-type="float">
            <text:p>0.880331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javax.crypto.Cipher</text:p>
          </table:table-cell>
          <table:table-cell office:value-type="string" calcext:value-type="string">
            <text:p>Ljavax.crypto.spec.SecretKeySpec</text:p>
          </table:table-cell>
          <table:table-cell office:value-type="float" office:value="0.880331" calcext:value-type="float">
            <text:p>0.880331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ttachInterface</text:p>
          </table:table-cell>
          <table:table-cell office:value-type="string" calcext:value-type="string">
            <text:p>android.os.Binder</text:p>
          </table:table-cell>
          <table:table-cell office:value-type="float" office:value="0.861441" calcext:value-type="float">
            <text:p>0.861441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attachInterface</text:p>
          </table:table-cell>
          <table:table-cell office:value-type="float" office:value="0.861441" calcext:value-type="float">
            <text:p>0.861441</text:p>
          </table:table-cell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android.content.Context.unregisterReceiver</text:p>
          </table:table-cell>
          <table:table-cell office:value-type="string" calcext:value-type="string">
            <text:p>Landroid.content.Context.registerReceiver</text:p>
          </table:table-cell>
          <table:table-cell office:value-type="float" office:value="0.855939" calcext:value-type="float">
            <text:p>0.855939</text:p>
          </table:table-cell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android.content.Context.registerReceiver</text:p>
          </table:table-cell>
          <table:table-cell office:value-type="string" calcext:value-type="string">
            <text:p>Landroid.content.Context.unregisterReceiver</text:p>
          </table:table-cell>
          <table:table-cell office:value-type="float" office:value="0.855939" calcext:value-type="float">
            <text:p>0.855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4:56:39.227564402</meta:creation-date>
    <dc:date>2020-03-10T04:57:18.244453191</dc:date>
    <meta:editing-duration>PT39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